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row table:style-name="ro1">
          <table:table-cell table:style-name="ce4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11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$Planilha2.C$24]" office:value-type="float" office:value="1749.54" calcext:value-type="float">
            <text:p>1.749,54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$Planilha2.C$12]" office:value-type="float" office:value="1313.2" calcext:value-type="float">
            <text:p>1.313,2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$Planilha2.C$13]" office:value-type="float" office:value="456" calcext:value-type="float">
            <text:p>456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$Planilha2.C$17]" office:value-type="float" office:value="2669.1" calcext:value-type="float">
            <text:p>2.669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$Planilha2.C$9]" office:value-type="float" office:value="578.1" calcext:value-type="float">
            <text:p>578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$Planilha2.C$6]" office:value-type="float" office:value="174.6" calcext:value-type="float">
            <text:p>174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$Planilha2.C$14]" office:value-type="float" office:value="2691" calcext:value-type="float">
            <text:p>2.69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$Planilha2.C$15]" office:value-type="float" office:value="1261.76" calcext:value-type="float">
            <text:p>1.261,7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$Planilha2.C$15]" office:value-type="float" office:value="2255.396" calcext:value-type="float">
            <text:p>2.255,4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$Planilha2.C$7]" office:value-type="float" office:value="1583.6" calcext:value-type="float">
            <text:p>1.583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$Planilha2.C$7]" office:value-type="float" office:value="1819" calcext:value-type="float">
            <text:p>1.819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$Planilha2.C$11]" office:value-type="float" office:value="2071" calcext:value-type="float">
            <text:p>2.07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$Planilha2.C$11]" office:value-type="float" office:value="2090" calcext:value-type="float">
            <text:p>2.090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$Planilha2.C$11]" office:value-type="float" office:value="2337" calcext:value-type="float">
            <text:p>2.337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$Planilha2.C$14]" office:value-type="float" office:value="1840" calcext:value-type="float">
            <text:p>1.840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$Planilha2.C$12]" office:value-type="float" office:value="2706.8" calcext:value-type="float">
            <text:p>2.706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$Planilha2.C$13]" office:value-type="float" office:value="425.6" calcext:value-type="float">
            <text:p>425,6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$Planilha2.C$6]" office:value-type="float" office:value="283.24" calcext:value-type="float">
            <text:p>283,24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$Planilha2.C$15]" office:value-type="float" office:value="883.232" calcext:value-type="float">
            <text:p>883,23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$Planilha2.C$15]" office:value-type="float" office:value="962.092" calcext:value-type="float">
            <text:p>962,09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$Planilha2.C$15]" office:value-type="float" office:value="1119.812" calcext:value-type="float">
            <text:p>1.119,81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$Planilha2.C$7]" office:value-type="float" office:value="1754.8" calcext:value-type="float">
            <text:p>1.754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$Planilha2.C$12]" office:value-type="float" office:value="2492.4" calcext:value-type="float">
            <text:p>2.492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$Planilha2.C$5]" office:value-type="float" office:value="1307.35" calcext:value-type="float">
            <text:p>1.307,35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$Planilha2.C$7]" office:value-type="float" office:value="1883.2" calcext:value-type="float">
            <text:p>1.883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 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$Planilha2.C$7]" office:value-type="float" office:value="1134.2" calcext:value-type="float">
            <text:p>1.134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$Planilha2.C$11]" office:value-type="float" office:value="1919" calcext:value-type="float">
            <text:p>1.91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$Planilha2.C$21]" office:value-type="float" office:value="2122.332" calcext:value-type="float">
            <text:p>2.122,3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$Planilha2.C$21]" office:value-type="float" office:value="2144.91" calcext:value-type="float">
            <text:p>2.144,9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$Planilha2.C$7]" office:value-type="float" office:value="920.2" calcext:value-type="float">
            <text:p>920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$Planilha2.C$7]" office:value-type="float" office:value="1348.2" calcext:value-type="float">
            <text:p>1.348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$Planilha2.C$13]" office:value-type="float" office:value="228" calcext:value-type="float">
            <text:p>228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$Planilha2.C$12]" office:value-type="float" office:value="1688.4" calcext:value-type="float">
            <text:p>1.688,4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$Planilha2.C$15]" office:value-type="float" office:value="899.004" calcext:value-type="float">
            <text:p>89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$Planilha2.C$9]" office:value-type="float" office:value="848.7" calcext:value-type="float">
            <text:p>848,7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$Planilha2.C$15]" office:value-type="float" office:value="1277.532" calcext:value-type="float">
            <text:p>1.277,5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$Planilha2.C$14]" office:value-type="float" office:value="1081" calcext:value-type="float">
            <text:p>1.081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$Planilha2.C$6]" office:value-type="float" office:value="279.36" calcext:value-type="float">
            <text:p>279,36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$Planilha2.C$17]" office:value-type="float" office:value="1982.76" calcext:value-type="float">
            <text:p>1.982,76</text:p>
          </table:table-cell>
        </table:table-row>
        <table:table-row table:style-name="ro1" table:number-rows-repeated="104819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3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2-01T13:00:03.057000000</dc:date>
    <meta:editing-duration>P4DT45M22S</meta:editing-duration>
    <meta:editing-cycles>72</meta:editing-cycles>
    <meta:document-statistic meta:table-count="3" meta:cell-count="1986" meta:object-count="0"/>
  </office:meta>
</office:document-meta>
</file>